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Bitstream Vera Sans" svg:font-family="'Bitstream Ver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3229in" style:rel-column-width="22737*"/>
    </style:style>
    <style:style style:name="Table1.B" style:family="table-column">
      <style:table-column-properties style:column-width="4.3722in" style:rel-column-width="4279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fo:margin-left="0.25in" fo:margin-right="0in" fo:text-indent="0in" style:auto-text-indent="false"/>
    </style:style>
    <style:style style:name="P4" style:family="paragraph" style:parent-style-name="Contents_20_2">
      <style:paragraph-properties>
        <style:tab-stops>
          <style:tab-stop style:position="5.6736in" style:type="right" style:leader-style="dotted" style:leader-text="."/>
        </style:tab-stops>
      </style:paragraph-properties>
    </style:style>
    <style:style style:name="P5" style:family="paragraph" style:parent-style-name="Contents_20_1">
      <style:paragraph-properties>
        <style:tab-stops>
          <style:tab-stop style:position="5.8701in" style:type="right" style:leader-style="dotted" style:leader-text="."/>
        </style:tab-stops>
      </style:paragraph-properties>
    </style:style>
    <style:style style:name="P6" style:family="paragraph" style:parent-style-name="Contents_20_3">
      <style:paragraph-properties>
        <style:tab-stops>
          <style:tab-stop style:position="5.4772in"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master-page-name="">
      <style:paragraph-properties fo:orphans="0" fo:widows="0" style:page-number="auto" fo:keep-with-next="auto"/>
    </style:style>
    <style:style style:name="P14" style:family="paragraph" style:parent-style-name="Standard">
      <style:paragraph-properties style:writing-mode="lr-tb"/>
    </style:style>
    <style:style style:name="P15" style:family="paragraph" style:parent-style-name="Standard" style:master-page-name="">
      <style:paragraph-properties fo:orphans="0" fo:widows="0" style:page-number="auto"/>
    </style:style>
    <style:style style:name="P16" style:family="paragraph" style:parent-style-name="Heading_20_2" style:master-page-name="">
      <style:paragraph-properties style:page-number="auto" fo:keep-with-next="auto"/>
    </style:style>
    <style:style style:name="P17" style:family="paragraph" style:parent-style-name="Heading_20_2" style:master-page-name="">
      <style:paragraph-properties style:page-number="auto" fo:break-before="auto" fo:break-after="auto"/>
    </style:style>
    <style:style style:name="P18" style:family="paragraph" style:parent-style-name="Heading_20_2" style:master-page-name="">
      <style:paragraph-properties style:page-number="auto"/>
    </style:style>
    <style:style style:name="P19" style:family="paragraph" style:parent-style-name="Paper_20_Title" style:master-page-name="Standard">
      <style:paragraph-properties style:page-number="auto"/>
    </style:style>
    <style:style style:name="P20" style:family="paragraph" style:parent-style-name="AttribDesc">
      <style:paragraph-properties style:writing-mode="lr-tb"/>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Arial" fo:font-weight="bold" style:font-weight-asian="bold" style:font-weight-complex="bold"/>
    </style:style>
    <style:style style:name="T10" style:family="text">
      <style:text-properties style:font-name="Arial" fo:font-size="9pt" style:font-size-asian="9pt" style:font-size-complex="9pt"/>
    </style:style>
    <style:style style:name="T11" style:family="text">
      <style:text-properties style:font-name="DejaVu Sans Condensed1"/>
    </style:style>
    <style:style style:name="T12" style:family="text">
      <style:text-properties style:font-name="DejaVu Sans Condensed" fo:font-size="8pt" style:font-size-asian="8pt" style:font-size-complex="8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Doulos SIL"/>
    </style:style>
    <style:style style:name="T16" style:family="text">
      <style:text-properties fo:font-style="normal" style:font-style-asian="normal" style:font-style-complex="normal"/>
    </style:style>
    <style:style style:name="T1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Introduction<text:tab/>3</text:p>
          <text:p text:style-name="P4">Conformance<text:tab/>3</text:p>
          <text:p text:style-name="P4">Stability<text:tab/>4</text:p>
          <text:p text:style-name="P5">Types<text:tab/>5</text:p>
          <text:p text:style-name="P4">Datatypes<text:tab/>5</text:p>
          <text:p text:style-name="P6">int<text:tab/>5</text:p>
          <text:p text:style-name="P6">float<text:tab/>5</text:p>
          <text:p text:style-name="P6">string<text:tab/>5</text:p>
          <text:p text:style-name="P6">PCDATA<text:tab/>5</text:p>
          <text:p text:style-name="P6">datetime<text:tab/>5</text:p>
          <text:p text:style-name="P6">key<text:tab/>6</text:p>
          <text:p text:style-name="P6">lang<text:tab/>6</text:p>
          <text:p text:style-name="P6">refid<text:tab/>6</text:p>
          <text:p text:style-name="P6">URL<text:tab/>6</text:p>
          <text:p text:style-name="P4">Elements<text:tab/>6</text:p>
          <text:p text:style-name="P6">span<text:tab/>6</text:p>
          <text:p text:style-name="P6">text<text:tab/>7</text:p>
          <text:p text:style-name="P6">form<text:tab/>7</text:p>
          <text:p text:style-name="P6">multitext<text:tab/>7</text:p>
          <text:p text:style-name="P6">URLRef<text:tab/>8</text:p>
          <text:p text:style-name="P6">field<text:tab/>8</text:p>
          <text:p text:style-name="P6">trait<text:tab/>8</text:p>
          <text:p text:style-name="P6">annotation<text:tab/>9</text:p>
          <text:p text:style-name="P6">extensible<text:tab/>9</text:p>
          <text:p text:style-name="P6">note<text:tab/>9</text:p>
          <text:p text:style-name="P6">phonetic<text:tab/>10</text:p>
          <text:p text:style-name="P6">etymology<text:tab/>10</text:p>
          <text:p text:style-name="P6">grammatical-info<text:tab/>10</text:p>
          <text:p text:style-name="P6">reversal<text:tab/>11</text:p>
          <text:p text:style-name="P6">translation<text:tab/>11</text:p>
          <text:p text:style-name="P6">example<text:tab/>11</text:p>
          <text:p text:style-name="P6">relation<text:tab/>11</text:p>
          <text:p text:style-name="P6">variant<text:tab/>12</text:p>
          <text:p text:style-name="P6">Sense<text:tab/>12</text:p>
          <text:p text:style-name="P6">Entry<text:tab/>13</text:p>
          <text:p text:style-name="P6">field-defn<text:tab/>14</text:p>
          <text:p text:style-name="P6">field-defns<text:tab/>14</text:p>
          <text:p text:style-name="P6">ranges<text:tab/>14</text:p>
          <text:p text:style-name="P6">header<text:tab/>14</text:p>
          <text:p text:style-name="P6">lift<text:tab/>15</text:p>
          <text:p text:style-name="P5">UML Diagrams<text:tab/>16</text:p>
          <text:p text:style-name="P4"><text:soft-page-break/>Base Elements<text:tab/>16</text:p>
          <text:p text:style-name="P4">Entry Elements<text:tab/>17</text:p>
          <text:p text:style-name="P4">Header Elements<text:tab/>17</text:p>
          <text:p text:style-name="P5">Lift Ranges<text:tab/>18</text:p>
          <text:p text:style-name="P4">Elements<text:tab/>18</text:p>
          <text:p text:style-name="P6">range-element<text:tab/>18</text:p>
          <text:p text:style-name="P6">range<text:tab/>18</text:p>
          <text:p text:style-name="P6">lift-ranges<text:tab/>18</text:p>
          <text:p text:style-name="P4">UML Diagram<text:tab/>19</text:p>
          <text:p text:style-name="P5">Ranges<text:tab/>20</text:p>
          <text:p text:style-name="P4">dialect<text:tab/>20</text:p>
          <text:p text:style-name="P4">etymology<text:tab/>20</text:p>
          <text:p text:style-name="P6">Elements<text:tab/>20</text:p>
          <text:p text:style-name="P4">grammatical-info<text:tab/>20</text:p>
          <text:p text:style-name="P4">lexical<text:tab/>20</text:p>
          <text:p text:style-name="P6">Elements<text:tab/>20</text:p>
          <text:p text:style-name="P4">note-type<text:tab/>20</text:p>
          <text:p text:style-name="P6">Elements<text:tab/>21</text:p>
          <text:p text:style-name="P4">paradigm<text:tab/>21</text:p>
          <text:p text:style-name="P6">Elements<text:tab/>21</text:p>
          <text:p text:style-name="P4">reversal-type<text:tab/>22</text:p>
          <text:p text:style-name="P4">semantic_domain<text:tab/>22</text:p>
          <text:p text:style-name="P4">status<text:tab/>22</text:p>
          <text:p text:style-name="P4">users<text:tab/>22</text:p>
          <text:p text:style-name="P5">Examples<text:tab/>23</text:p>
          <text:p text:style-name="P4">Simple Records<text:tab/>23</text:p>
          <text:p text:style-name="P4">Subentries<text:tab/>24</text:p>
          <text:p text:style-name="P4">Reverse Index<text:tab/>26</text:p>
          <text:p text:style-name="P4">Lexical Relations<text:tab/>26</text:p>
          <text:p text:style-name="P4">Hierarchies<text:tab/>27</text:p>
          <text:p text:style-name="P4">Multiple Scripts<text:tab/>28</text:p>
          <text:p text:style-name="P5">Implementation<text:tab/>30</text:p>
          <text:p text:style-name="P4">Lift Conformance<text:tab/>30</text:p>
          <text:p text:style-name="P4">Single Pass Generation<text:tab/>30</text:p>
          <text:p text:style-name="P6">Refid generation<text:tab/>30</text:p>
          <text:p text:style-name="P6">Generating LIFT<text:tab/>30</text:p>
          <text:p text:style-name="P6">Subentries<text:tab/>30</text:p>
          <text:p text:style-name="P4">Multiple Passes<text:tab/>31</text:p>
          <text:p text:style-name="P4">Roundtrip Requirements<text:tab/>31</text:p>
          <text:p text:style-name="P4">Merging XML<text:tab/>31</text:p>
          <text:p text:style-name="P5">Change History<text:tab/>32</text:p>
          <text:p text:style-name="P4">Initial Development<text:tab/>32</text:p>
        </text:index-body>
      </text:table-of-content>
      <text:p text:style-name="Standard"/>
      <text:list xml:id="list2103105170" text:style-name="Outline">
        <text:list-item>
          <text:h text:style-name="Heading_20_1" text:outline-level="1" text:restart-numbering="true" text:start-value="-1">Introduction</text:h>
        </text:list-item>
      </text:list>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xml:id="list1487170998" text:style-name="L1">
        <text:list-item>
          <text:p text:style-name="P7">Provides a way of encoding all MDF concepts and is a complete language.</text:p>
        </text:list-item>
        <text:list-item>
          <text:p text:style-name="P7">Handles text represented in multiple scripts (for example a language that has multiple orthographies)</text:p>
        </text:list-item>
        <text:list-item>
          <text:p text:style-name="P7">Can store any number of analysis languages.</text:p>
        </text:list-item>
        <text:list-item>
          <text:p text:style-name="P7">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list xml:id="list1070006740" text:continue-list="list2103105170" text:style-name="Outline">
        <text:list-item>
          <text:list>
            <text:list-item>
              <text:h text:style-name="Heading_20_2" text:outline-level="2">Conformance</text:h>
            </text:list-item>
          </text:list>
        </text:list-item>
      </text:list>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xml:id="list2026085384" text:style-name="L2">
        <text:list-item>
          <text:p text:style-name="P8">there are no two ids of the same type of object that are identical, including treating senses and subsenses as entries.</text:p>
        </text:list-item>
      </text:list>
      <text:list xml:id="list839055698" text:style-name="L3">
        <text:list-item>
          <text:p text:style-name="P9">there are corresponding ids for all refids</text:p>
        </text:list-item>
      </text:list>
      <text:list xml:id="list1258274177" text:style-name="L4">
        <text:list-item>
          <text:p text:style-name="P10">there is a definition for all field tags used</text:p>
        </text:list-item>
        <text:list-item>
          <text:p text:style-name="P10">that in a context where only one language data is expected no data from another language is also provided.</text:p>
        </text:list-item>
        <text:list-item>
          <text:p text:style-name="P10">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list xml:id="list1750880760" text:continue-list="list1070006740" text:style-name="Outline">
        <text:list-item>
          <text:list>
            <text:list-item>
              <text:h text:style-name="Heading_20_2" text:outline-level="2">Stability</text:h>
            </text:list-item>
          </text:list>
        </text:list-item>
      </text:list>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list xml:id="list919338144" text:continue-numbering="true" text:style-name="Outline">
        <text:list-item>
          <text:h text:style-name="Heading_20_1" text:outline-level="1">Types</text:h>
          <text:list>
            <text:list-item>
              <text:h text:style-name="Heading_20_2" text:outline-level="2">Core Model Elements</text:h>
            </text:list-item>
          </text:list>
        </text:list-item>
      </text:list>
      <text:p text:style-name="Standard">The core model elements are those involved with the primary structure of a lexicon. The description takes a top down approach starting from the root and examines an entry and all that goes to make that up. An overview diagram of these types may be found in the Entry UML diagram.</text:p>
      <text:p text:style-name="Standard">Unless otherwise stated, content elements may occur in any order in the parent.</text:p>
      <text:list xml:id="list1292544219" text:continue-numbering="true" text:style-name="Outline">
        <text:list-item>
          <text:list>
            <text:list-item>
              <text:list>
                <text:list-item>
                  <text:h text:style-name="Heading_20_3" text:outline-level="3">lift</text:h>
                </text:list-item>
              </text:list>
            </text:list-item>
          </text:list>
        </text:list-item>
      </text:list>
      <text:p text:style-name="Standard">This is the root node of the document and contains a header and all the entries in the database.</text:p>
      <text:list xml:id="list499272569" text:continue-numbering="true" text:style-name="Outline">
        <text:list-item>
          <text:list>
            <text:list-item>
              <text:list>
                <text:list-item>
                  <text:list>
                    <text:list-item>
                      <text:h text:style-name="Heading_20_4" text:outline-level="4">Attributes<office:annotation><dc:date>2009-01-08T00:00:00</dc:date><text:p>Proposal to add @lang to record target language of lexicon for LP</text:p></office:annotation></text:h>
                    </text:list-item>
                  </text:list>
                </text:list-item>
              </text:list>
            </text:list-item>
          </text:list>
        </text:list-item>
      </text:list>
      <text:p text:style-name="AttribDesc"><text:span text:style-name="code"><text:span text:style-name="T7">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7">producer</text:span></text:span><text:tab/>[Optional, <text:span text:style-name="code">string</text:span>] Identifies the particular producer of this lift file.</text:p>
      <text:list xml:id="list1835528870"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header</text:span></text:span><text:tab/>[Optional, <text:span text:style-name="code">header</text:span>] Contains the header information for the database</text:p>
      <text:p text:style-name="AttribDesc"><text:span text:style-name="code"><text:span text:style-name="T7">entry</text:span></text:span><text:tab/>[Optional, Multiple, e<text:span text:style-name="code">ntry</text:span>] Each of the entries in the lexicon. No order is implied.</text:p>
      <text:list xml:id="list884700980" text:continue-numbering="true" text:style-name="Outline">
        <text:list-item>
          <text:list>
            <text:list-item>
              <text:list>
                <text:list-item>
                  <text:h text:style-name="Heading_20_3" text:outline-level="3">entry</text:h>
                </text:list-item>
              </text:list>
            </text:list-item>
          </text:list>
        </text:list-item>
      </text:list>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list xml:id="list646689755"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2094332368"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P20"><text:span text:style-name="code"><text:span text:style-name="T7">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7">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7">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7">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list xml:id="list965775420" text:continue-numbering="true" text:style-name="Outline">
        <text:list-item>
          <text:list>
            <text:list-item>
              <text:list>
                <text:list-item>
                  <text:list>
                    <text:list-item>
                      <text:h text:style-name="Heading_20_4" text:outline-level="4"><text:soft-page-break/>Content</text:h>
                    </text:list-item>
                  </text:list>
                </text:list-item>
              </text:list>
            </text:list-item>
          </text:list>
        </text:list-item>
      </text:list>
      <text:p text:style-name="AttribDesc"><text:span text:style-name="code"><text:span text:style-name="T7">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7">citation</text:span></text:span><text:tab/>[Optional, <text:span text:style-name="code">multitext</text:span>] This is the form that is to be printed in the dictionary.</text:p>
      <text:p text:style-name="AttribDesc"><text:span text:style-name="code"><text:span text:style-name="T7">pronunciation</text:span></text:span><text:tab/>[Optional, Multiple, <text:span text:style-name="code">phonetic</text:span>] There can be multiple phonetic forms of an entry. Their presence implies free variation.</text:p>
      <text:p text:style-name="AttribDesc"><text:span text:style-name="code"><text:span text:style-name="T7">variant</text:span></text:span><text:tab/>[Optional, Multiple, <text:span text:style-name="code">variant</text:span>] Any constrained variants or free orthographic variants.</text:p>
      <text:p text:style-name="AttribDesc"><text:span text:style-name="code"><text:span text:style-name="T7">sense</text:span></text:span><text:tab/>[Optional, Multiple, s<text:span text:style-name="code">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7">note</text:span></text:span><text:tab/>[Optional, Multiple, <text:span text:style-name="code">note</text:span>] The more notes you keep the better.</text:p>
      <text:p text:style-name="AttribDesc"><text:span text:style-name="code"><text:span text:style-name="T7">relation</text:span></text:span><text:tab/>[Optional, Multiple, <text:span text:style-name="code">relation</text:span>] Gives a lexical relationship between this entry and another <text:span text:style-name="code">Entry</text:span> or <text:span text:style-name="code">Sense</text:span>.</text:p>
      <text:p text:style-name="AttribDesc"><text:span text:style-name="code"><text:span text:style-name="T7">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7">literal-meaning</text:span></text:span><text:span text:style-name="T7"><text:tab/><text:tab/></text:span><text:span text:style-name="T17">[Optional, </text:span><text:span text:style-name="code"><text:span text:style-name="T17">multitext</text:span></text:span>] Describes the literal meaning of an entry in other languages.</text:p>
      <text:list xml:id="list102631707" text:continue-numbering="true" text:style-name="Outline">
        <text:list-item>
          <text:list>
            <text:list-item>
              <text:list>
                <text:list-item>
                  <text:h text:style-name="Heading_20_3" text:outline-level="3">sense</text:h>
                </text:list-item>
              </text:list>
            </text:list-item>
          </text:list>
        </text:list-item>
      </text:list>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list xml:id="list93675651"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1166123552"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7">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list xml:id="list1032690903"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grammatical-info</text:span></text:span><text:tab/>[Optional, <text:span text:style-name="code">grammatical-info</text:span>] Grammatical information.</text:p>
      <text:p text:style-name="AttribDesc"><text:span text:style-name="code"><text:span text:style-name="T7">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20"><text:span text:style-name="code"><text:span text:style-name="T7">definition</text:span></text:span><text:tab/>[Optional, <text:span text:style-name="code">multitext</text:span>] Gives the definition in multiple languages and writing systems.</text:p>
      <text:p text:style-name="AttribDesc"><text:span text:style-name="code"><text:span text:style-name="T7">relation</text:span></text:span><text:tab/>[Optional, Multiple, <text:span text:style-name="code">relation</text:span>] While a lexical relation isn't strictly owned by a sense it is a good place to hold it.</text:p>
      <text:p text:style-name="AttribDesc"><text:span text:style-name="code"><text:span text:style-name="T7">note</text:span></text:span><text:tab/>[Optional, Multiple, <text:span text:style-name="code">note</text:span>] There are lots of different types of notes.</text:p>
      <text:p text:style-name="AttribDesc"><text:span text:style-name="code"><text:span text:style-name="T7">example</text:span></text:span><text:tab/>[Optional, Multiple, <text:span text:style-name="code">example</text:span>] Examples may be used for different target audiences.</text:p>
      <text:p text:style-name="AttribDesc"><text:soft-page-break/><text:span text:style-name="code"><text:span text:style-name="T7">reversal</text:span></text:span><text:tab/>[Optional, Multiple, <text:span text:style-name="code">reversal</text:span>] There may be different reversal indexes.</text:p>
      <text:p text:style-name="AttribDesc"><text:span text:style-name="code"><text:span text:style-name="T7">illustration<text:tab/></text:span></text:span><text:tab/>[Optional, Multiple, <text:s/><text:span text:style-name="code">URLref</text:span>] The picture doesn't have to be static.</text:p>
      <text:p text:style-name="AttribDesc"><text:span text:style-name="code"><text:span text:style-name="T7">subsense</text:span></text:span><text:tab/>[Optional, Multiple, <text:span text:style-name="code">Sense</text:span>] Sense can form a hierarchy.</text:p>
      <text:list xml:id="list377520394" text:continue-numbering="true" text:style-name="Outline">
        <text:list-item>
          <text:list>
            <text:list-item>
              <text:list>
                <text:list-item>
                  <text:h text:style-name="Heading_20_3" text:outline-level="3">variant</text:h>
                </text:list-item>
              </text:list>
            </text:list-item>
          </text:list>
        </text:list-item>
      </text:list>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list xml:id="list1753557925"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Gives the variation to the main lexical form.</text:p>
      <text:list xml:id="list1177389160"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ref</text:span></text:span><text:tab/>[Optional, <text:span text:style-name="code">refentry</text:span>] Gives the variation as a reference to another entry or sense rather than specifying the <text:span text:style-name="code">form</text:span>.</text:p>
      <text:list xml:id="list44191416"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7">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list xml:id="list387782042" text:continue-numbering="true" text:style-name="Outline">
        <text:list-item>
          <text:list>
            <text:list-item>
              <text:list>
                <text:list-item>
                  <text:h text:style-name="Heading_20_3" text:outline-level="3">relation</text:h>
                </text:list-item>
              </text:list>
            </text:list-item>
          </text:list>
        </text:list-item>
      </text:list>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list xml:id="list46041165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2015443302"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type</text:span> is given in terms of the <text:span text:style-name="code">ref</text:span>erenced sense/entry's relation to this entry. For example:</text:p>
      <text:p text:style-name="AttribDesc"><text:tab/><text:tab/><text:span text:style-name="code">&lt;entry id=”apple”&gt;&lt;sense&gt;<text:line-break/><text:tab/><text:tab/>&lt;relation type=”generic” ref=”fruit”/&gt;<text:line-break/><text:tab/>&lt;/sense&gt;&lt;/entry&gt;</text:span></text:p>
      <text:p text:style-name="AttribDesc"><text:span text:style-name="code"><text:span text:style-name="T7">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7">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7">usage</text:span></text:span><text:tab/>[Optional, <text:span text:style-name="code">multitext</text:span>] Gives information on usage in a particular language. </text:p>
      <text:list xml:id="list1885871858" text:continue-numbering="true" text:style-name="Outline">
        <text:list-item>
          <text:list>
            <text:list-item>
              <text:list>
                <text:list-item>
                  <text:h text:style-name="Heading_20_3" text:outline-level="3"><text:soft-page-break/>example<office:annotation><dc:date>2009-01-08T00:00:00</dc:date><text:p>The schema allows note elements here, should we?</text:p></office:annotation></text:h>
                </text:list-item>
              </text:list>
            </text:list-item>
          </text:list>
        </text:list-item>
      </text:list>
      <text:p text:style-name="Standard">An example gives an example sentence or phrase in the language and glosses in of that example in other languages.</text:p>
      <text:list xml:id="list322233114"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Stores the content of the example in the main language of the dictionary.</text:p>
      <text:list xml:id="list1224513026"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list xml:id="list1918958918"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P20"><text:span text:style-name="code"><text:span text:style-name="T7">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list xml:id="list772612137" text:continue-numbering="true" text:style-name="Outline">
        <text:list-item>
          <text:list>
            <text:list-item>
              <text:list>
                <text:list-item>
                  <text:h text:style-name="Heading_20_3" text:outline-level="3">translation</text:h>
                </text:list-item>
              </text:list>
            </text:list-item>
          </text:list>
        </text:list-item>
      </text:list>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list xml:id="list1073217469"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Optional, <text:span text:style-name="code">key</text:span>] Gives the type of the translation. This is also a key into the <text:span text:style-name="code">translation-types</text:span> range set.</text:p>
      <text:list xml:id="list1925535694" text:continue-numbering="true" text:style-name="Outline">
        <text:list-item>
          <text:list>
            <text:list-item>
              <text:list>
                <text:list-item>
                  <text:h text:style-name="Heading_20_3" text:outline-level="3">reversal</text:h>
                </text:list-item>
              </text:list>
            </text:list-item>
          </text:list>
        </text:list-item>
      </text:list>
      <text:p text:style-name="Standard">Reverse indexes in a dictionary are a key tool for enabling a wider use of a dictionary.</text:p>
      <text:list xml:id="list1383152333"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Stores the reversal entry with its language.</text:p>
      <text:list xml:id="list226959024"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list xml:id="list1996793032"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p text:style-name="AttribDesc"><text:span text:style-name="T7">grammatical-info</text:span><text:tab/>[Optional, <text:span text:style-name="Source_20_Text">grammatical-info</text:span>] The mapping between the grammatical information for a sense may not be the same for a particular reversal. This allows a reversal relation to specify what the grammatical information is in the reversal language.</text:p>
      <text:list xml:id="list264113696" text:continue-numbering="true" text:style-name="Outline">
        <text:list-item>
          <text:list>
            <text:list-item>
              <text:list>
                <text:list-item>
                  <text:h text:style-name="Heading_20_3" text:outline-level="3">grammatical-info</text:h>
                </text:list-item>
              </text:list>
            </text:list-item>
          </text:list>
        </text:list-item>
      </text:list>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atical-info</text:span> range.</text:p>
      <text:list xml:id="list1936278056" text:continue-numbering="true" text:style-name="Outline">
        <text:list-item>
          <text:list>
            <text:list-item>
              <text:list>
                <text:list-item>
                  <text:list>
                    <text:list-item>
                      <text:h text:style-name="Heading_20_4" text:outline-level="4"><text:soft-page-break/>Attributes</text:h>
                    </text:list-item>
                  </text:list>
                </text:list-item>
              </text:list>
            </text:list-item>
          </text:list>
        </text:list-item>
      </text:list>
      <text:p text:style-name="AttribDesc"><text:span text:style-name="code"><text:span text:style-name="T7">value</text:span></text:span><text:tab/>[Required, <text:span text:style-name="code">key</text:span>] The part of speech tag into the <text:span text:style-name="code">grammatical-info</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list xml:id="list727085800"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trait</text:span></text:span><text:tab/>[Optional, Multiple, <text:span text:style-name="code">trait</text:span>] Allows grammatical information to have attributes.</text:p>
      <text:list xml:id="list1515096186" text:continue-numbering="true" text:style-name="Outline">
        <text:list-item>
          <text:list>
            <text:list-item>
              <text:list>
                <text:list-item>
                  <text:h text:style-name="Heading_20_3" text:outline-level="3">etymology</text:h>
                </text:list-item>
              </text:list>
            </text:list-item>
          </text:list>
        </text:list-item>
      </text:list>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list xml:id="list246505248"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373569293"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7">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list xml:id="list210751789" text:continue-numbering="true" text:style-name="Outline">
        <text:list-item>
          <text:list>
            <text:list-item>
              <text:list>
                <text:list-item>
                  <text:list>
                    <text:list-item>
                      <text:h text:style-name="Heading_20_4" text:outline-level="4">Contents</text:h>
                    </text:list-item>
                  </text:list>
                </text:list-item>
              </text:list>
            </text:list-item>
          </text:list>
        </text:list-item>
      </text:list>
      <text:p text:style-name="AttribDesc"><text:span text:style-name="code"><text:span text:style-name="T7">gloss</text:span></text:span><text:tab/>[Optional, Multiple, <text:span text:style-name="code">form</text:span>] Gives glosses of the word that the etymological relationship is with.</text:p>
      <text:p text:style-name="AttribDesc"><text:span text:style-name="code"><text:span text:style-name="T7">form</text:span></text:span><text:tab/>[Optional, <text:span text:style-name="code">form</text:span>] Holds the form of the etymological reference.</text:p>
      <text:list xml:id="list851633274" text:continue-numbering="true" text:style-name="Outline">
        <text:list-item>
          <text:list>
            <text:list-item>
              <text:list>
                <text:list-item>
                  <text:h text:style-name="Heading_20_3" text:outline-level="3">phonetic</text:h>
                </text:list-item>
              </text:list>
            </text:list-item>
          </text:list>
        </text:list-item>
      </text:list>
      <text:p text:style-name="Standard">This represents a single phonetic representation.</text:p>
      <text:list xml:id="list278856284"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Allows for storage of different representation forms of the text.</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1134965480"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media</text:span></text:span><text:tab/>[Optional, Multiple, <text:span text:style-name="code">URLRef</text:span>] Stores an audio representation of the text.</text:p>
      <text:p text:style-name="AttribDesc"><text:span text:style-name="code"><text:span text:style-name="T7">form</text:span></text:span><text:tab/>[Optional, Multiple, <text:span text:style-name="code">span</text:span>] Stores the phonetic representation using whichever writing system: IPA, Americanist, etc..</text:p>
      <text:list xml:id="list912703252" text:continue-numbering="true" text:style-name="Outline">
        <text:list-item>
          <text:list>
            <text:list-item>
              <text:list>
                <text:list-item>
                  <text:h text:style-name="Heading_20_3" text:outline-level="3">note</text:h>
                </text:list-item>
              </text:list>
            </text:list-item>
          </text:list>
        </text:list-item>
      </text:list>
      <text:p text:style-name="Standard">A <text:span text:style-name="code">note</text:span> is used for storing descriptive information of many kinds including comments, bibliographic information and domain specific notes. Notes are used to hold informational content rather than meta-information about an element, for which an <text:span text:style-name="Source_20_Text">annotation</text:span> should be used.</text:p>
      <text:list xml:id="list33097020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Stores the note content, giving its language.</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112043655"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text:soft-page-break/>element. Thus translations of the <text:span text:style-name="code">note</text:span> are held as different forms of the one <text:span text:style-name="code">note</text:span>.</text:p>
      <text:list xml:id="list1903832426" text:continue-numbering="true" text:style-name="Outline">
        <text:list-item>
          <text:list>
            <text:list-item>
              <text:h text:style-name="Heading_20_2" text:outline-level="2">Header Elements</text:h>
            </text:list-item>
          </text:list>
        </text:list-item>
      </text:list>
      <text:p text:style-name="Standard">In addition to entries, a LIFT database contains header information designed to make the database somewhat self documenting. Elements designed for extensibility, like fields and trait ranges, are described so that even if an original application that generated the data is lost, the meaning of extensible data can be recovered.</text:p>
      <text:list xml:id="list666928871" text:continue-numbering="true" text:style-name="Outline">
        <text:list-item>
          <text:list>
            <text:list-item>
              <text:list>
                <text:list-item>
                  <text:h text:style-name="Heading_20_3" text:outline-level="3">header</text:h>
                </text:list-item>
              </text:list>
            </text:list-item>
          </text:list>
        </text:list-item>
      </text:list>
      <text:p text:style-name="Standard">This holds the header information for a LIFT file including <text:span text:style-name="code">range</text:span> information and added <text:span text:style-name="code">field-defns</text:span> along with any <text:span text:style-name="code">style-defns</text:span>.</text:p>
      <text:list xml:id="list1824039852"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7">description<text:tab/></text:span></text:span>[Optional, <text:span text:style-name="code">multitext</text:span>] Contains a multilingual description of the lexicon for information purposes only.</text:p>
      <text:p text:style-name="AttribDesc"><text:span text:style-name="code"><text:span text:style-name="T7">ranges</text:span></text:span><text:tab/>[Optional, <text:span text:style-name="code">ranges</text:span>] <text:s/>Contains all the <text:span text:style-name="code">range</text:span> information.</text:p>
      <text:p text:style-name="AttribDesc"><text:span text:style-name="code"><text:span text:style-name="T7">fields</text:span></text:span><text:tab/>[Optional, <text:span text:style-name="code">field-defns</text:span>] Contains definitions for all the <text:span text:style-name="code">field</text:span> types used in the document.</text:p>
      <text:list xml:id="list892176210" text:continue-numbering="true" text:style-name="Outline">
        <text:list-item>
          <text:list>
            <text:list-item>
              <text:list>
                <text:list-item>
                  <text:h text:style-name="Heading_20_3" text:outline-level="3">ranges</text:h>
                </text:list-item>
              </text:list>
            </text:list-item>
          </text:list>
        </text:list-item>
      </text:list>
      <text:p text:style-name="Standard">This is an array of <text:span text:style-name="code">range</text:span>. Details of the class <text:span text:style-name="Source_20_Text">range</text:span> and <text:span text:style-name="Source_20_Text">range-element</text:span> are found in the section on Lift Ranges.</text:p>
      <text:list xml:id="list669558559"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range</text:span></text:span><text:tab/>[Optional, Multiple, <text:span text:style-name="code">range</text:span>] Gives information about where to find the definition of an associated <text:span text:style-name="code">range</text:span>.</text:p>
      <text:list xml:id="list2170260165" text:continue-numbering="true" text:style-name="Outline">
        <text:list-item>
          <text:list>
            <text:list-item>
              <text:list>
                <text:list-item>
                  <text:h text:style-name="Heading_20_3" text:outline-level="3">field-defns</text:h>
                </text:list-item>
              </text:list>
            </text:list-item>
          </text:list>
        </text:list-item>
      </text:list>
      <text:p text:style-name="Standard">This is a simple list of <text:span text:style-name="code">field-defn</text:span>.</text:p>
      <text:list xml:id="list1311026137"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field</text:span></text:span><text:tab/>[Optional, Multiple, <text:span text:style-name="code">field-defn</text:span>] The field definitions for all the field types used in this document.</text:p>
      <text:list xml:id="list495956484" text:continue-numbering="true" text:style-name="Outline">
        <text:list-item>
          <text:list>
            <text:list-item>
              <text:list>
                <text:list-item>
                  <text:h text:style-name="Heading_20_3" text:outline-level="3">field-defn</text:h>
                </text:list-item>
              </text:list>
            </text:list-item>
          </text:list>
        </text:list-item>
      </text:list>
      <text:p text:style-name="Standard">A field definition gives information about a particular field type that may be used by an application to add information not part of the LIFT standard.</text:p>
      <text:list xml:id="list1867086647"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llows adding traits and annotations to a field definition.</text:p>
      <text:p text:style-name="AttribDesc"><text:span text:style-name="code"><text:span text:style-name="T7">multitext</text:span></text:span><text:tab/>Contains a multilingual description of this particular field.</text:p>
      <text:list xml:id="list1591697522"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ag</text:span></text:span><text:tab/>[Required, <text:span text:style-name="code">key</text:span>] This key corresponds to the <text:span text:style-name="code">tag</text:span> attribute found in all <text:span text:style-name="code">field</text:span>s for which this is the definition.</text:p>
      <text:list xml:id="list1678907781" text:continue-numbering="true" text:style-name="Outline">
        <text:list-item>
          <text:list>
            <text:list-item>
              <text:h text:style-name="Heading_20_2" text:outline-level="2"><text:soft-page-break/>Base Elements</text:h>
            </text:list-item>
          </text:list>
        </text:list-item>
      </text:list>
      <text:p text:style-name="Standard">The core base types are described here and may be found on the base types overview UML diagram.</text:p>
      <text:list xml:id="list1597000188" text:continue-numbering="true" text:style-name="Outline">
        <text:list-item>
          <text:list>
            <text:list-item>
              <text:list>
                <text:list-item>
                  <text:h text:style-name="Heading_20_3" text:outline-level="3">extensible</text:h>
                </text:list-item>
              </text:list>
            </text:list-item>
          </text:list>
        </text:list-item>
      </text:list>
      <text:p text:style-name="Standard">Many types contain the same set of elements that are used for adding extra information in a controlled extensible way. This type is used to provide that extra information and is only inherited from in order to add those elements.</text:p>
      <text:list xml:id="list175264282"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7">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7">field</text:span></text:span><text:tab/>[Optional, Multiple, <text:span text:style-name="code">field</text:span>] Holds extra textual information.</text:p>
      <text:p text:style-name="AttribDesc"><text:span text:style-name="code"><text:span text:style-name="T7">trait</text:span></text:span><text:tab/>[Optional, Multiple, <text:span text:style-name="code">flag</text:span>] Adds type, filter, trait information.</text:p>
      <text:p text:style-name="AttribDesc"><text:span text:style-name="code"><text:span text:style-name="T7">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list xml:id="list563079873" text:continue-numbering="true" text:style-name="Outline">
        <text:list-item>
          <text:list>
            <text:list-item>
              <text:list>
                <text:list-item>
                  <text:h text:style-name="Heading_20_3" text:outline-level="3">annotation</text:h>
                </text:list-item>
              </text:list>
            </text:list-item>
          </text:list>
        </text:list-item>
      </text:list>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trait</text:span> would give. It is purely commentary. It differs from a <text:span text:style-name="Source_20_Text">note</text:span> in that it is designed to hold meta-information about its parent rather than content of the parent.</text:p>
      <text:list xml:id="list1333490505"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Gives a comment on the annotation.</text:p>
      <text:list xml:id="list1516854886"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name<text:tab/></text:span></text:span>[Required, <text:span text:style-name="code">key</text:span>] Gives the range set from which this status value is taken,</text:p>
      <text:p text:style-name="AttribDesc"><text:span text:style-name="code"><text:span text:style-name="T7">value</text:span></text:span><text:tab/>[Required, <text:span text:style-name="code">key</text:span>] Contains the value of the the <text:span text:style-name="code">type</text:span> either now or in the past.</text:p>
      <text:p text:style-name="AttribDesc"><text:span text:style-name="code"><text:span text:style-name="T7">who</text:span></text:span><text:tab/>[Optional, <text:span text:style-name="code">key</text:span>] Specifies are particular element from the <text:span text:style-name="code">users</text:span> range.</text:p>
      <text:p text:style-name="AttribDesc"><text:span text:style-name="code"><text:span text:style-name="T7">when<text:tab/></text:span></text:span>[Optional, <text:span text:style-name="code">datetime</text:span>] Specifies the date/time that the trait was set.</text:p>
      <text:list xml:id="list748477169" text:continue-numbering="true" text:style-name="Outline">
        <text:list-item>
          <text:list>
            <text:list-item>
              <text:list>
                <text:list-item>
                  <text:h text:style-name="Heading_20_3" text:outline-level="3">trait</text:h>
                </text:list-item>
              </text:list>
            </text:list-item>
          </text:list>
        </text:list-item>
      </text:list>
      <text:p text:style-name="Standard">A trait is an important mechanism for giving type information to an object or adding binary constraints. There are many ways of interpretting a <text:span text:style-name="code">trait</text:span>.</text:p>
      <text:p text:style-name="P14">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list xml:id="list1141238161"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name</text:span></text:span><text:tab/>[Required, <text:span text:style-name="code">key</text:span>]. This is the identifier of a particular <text:span text:style-name="code">range</text:span>.</text:p>
      <text:p text:style-name="AttribDesc"><text:soft-page-break/><text:span text:style-name="code"><text:span text:style-name="T7">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7">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list xml:id="list1739406854"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annotation<text:tab/></text:span></text:span>[Optional, Multiple, <text:span text:style-name="code">annotation</text:span>] Contains meta information about the trait. For example it may give a status or an edit history for the trait.</text:p>
      <text:list xml:id="list495709848" text:continue-numbering="true" text:style-name="Outline">
        <text:list-item>
          <text:list>
            <text:list-item>
              <text:list>
                <text:list-item>
                  <text:h text:style-name="Heading_20_3" text:outline-level="3">field</text:h>
                </text:list-item>
              </text:list>
            </text:list-item>
          </text:list>
        </text:list-item>
      </text:list>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list xml:id="list1826762232"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Stores the language and multiscript form of the information.</text:p>
      <text:list xml:id="list1065457663"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7">dateCreated</text:span></text:span><text:tab/>[Optional, <text:span text:style-name="code">datetime</text:span>] Gives the creation date of the field.</text:p>
      <text:p text:style-name="AttribDesc"><text:span text:style-name="code"><text:span text:style-name="T7">dateModified</text:span></text:span><text:tab/>[Optional, <text:span text:style-name="code">datetime</text:span>] Gives the modification time of the field.</text:p>
      <text:list xml:id="list700653367"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trait</text:span></text:span><text:tab/>[Optional, Multiple, <text:span text:style-name="code">flag</text:span>] Gives additional information about the field.</text:p>
      <text:p text:style-name="AttribDesc"><text:span text:style-name="code"><text:span text:style-name="T7">form</text:span></text:span><text:tab/>[Optional, Multiple, <text:span text:style-name="code">span</text:span>] The multilingual representation of the field content for a particular writing system.</text:p>
      <text:p text:style-name="AttribDesc"><text:span text:style-name="code"><text:span text:style-name="T7">annotation</text:span></text:span><text:tab/>[Optional, Multiple, <text:span text:style-name="code">annotation</text:span>] Adds metainformation describing the element.</text:p>
      <text:list xml:id="list2158769796" text:continue-numbering="true" text:style-name="Outline">
        <text:list-item>
          <text:list>
            <text:list-item>
              <text:list>
                <text:list-item>
                  <text:h text:style-name="Heading_20_3" text:outline-level="3">URLRef</text:h>
                </text:list-item>
              </text:list>
            </text:list-item>
          </text:list>
        </text:list-item>
      </text:list>
      <text:p text:style-name="Standard">This is a URL with a caption. It is used to represent media items, for example for pictures in a Sense or a sound file for a phonetic representation.</text:p>
      <text:list xml:id="list1234647724"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href</text:span></text:span> <text:tab/>[Required, <text:span text:style-name="code">URL</text:span>] is the URL of the resource</text:p>
      <text:list xml:id="list1510724912"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label</text:span></text:span><text:tab/>[Optional, <text:span text:style-name="code">multitext</text:span>] Gives a multilingual representation of the caption for the media item.</text:p>
      <text:list xml:id="list248580703" text:continue-numbering="true" text:style-name="Outline">
        <text:list-item>
          <text:list>
            <text:list-item>
              <text:list>
                <text:list-item>
                  <text:h text:style-name="Heading_20_3" text:outline-level="3">multitext</text:h>
                </text:list-item>
              </text:list>
            </text:list-item>
          </text:list>
        </text:list-item>
      </text:list>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list xml:id="list180567827"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list xml:id="list234382787" text:continue-numbering="true" text:style-name="Outline">
        <text:list-item>
          <text:list>
            <text:list-item>
              <text:list>
                <text:list-item>
                  <text:list>
                    <text:list-item>
                      <text:h text:style-name="Heading_20_4" text:outline-level="4"><text:soft-page-break/>Content</text:h>
                    </text:list-item>
                  </text:list>
                </text:list-item>
              </text:list>
            </text:list-item>
          </text:list>
        </text:list-item>
      </text:list>
      <text:p text:style-name="AttribDesc"><text:span text:style-name="code"><text:span text:style-name="T7">form</text:span></text:span><text:tab/>[Optional, Multiple, <text:span text:style-name="code">form</text:span>] Each representation of the information is held in a <text:span text:style-name="code">form</text:span> element.</text:p>
      <text:p text:style-name="AttribDesc"><text:span text:style-name="code"><text:span text:style-name="T7">trait</text:span></text:span><text:tab/>[Optional, Multiple, <text:span text:style-name="code">trait</text:span>] These attributes may be referenced by the <text:span text:style-name="code">form</text:span> elements in their <text:span text:style-name="code">traits</text:span> attribute.</text:p>
      <text:list xml:id="list537989180" text:continue-numbering="true" text:style-name="Outline">
        <text:list-item>
          <text:list>
            <text:list-item>
              <text:list>
                <text:list-item>
                  <text:h text:style-name="Heading_20_3" text:outline-level="3">form</text:h>
                </text:list-item>
              </text:list>
            </text:list-item>
          </text:list>
        </text:list-item>
      </text:list>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list xml:id="list251049754"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lang</text:span></text:span><text:tab/>[Required, <text:span text:style-name="code">lang</text:span>] gives the language tag for the text.</text:p>
      <text:list xml:id="list2096653485"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7">annotation</text:span></text:span><text:tab/>[Optional, Multiple, <text:span text:style-name="code">annotation</text:span>] contains various metadata for this textual element including status information.</text:p>
      <text:list xml:id="list1163356322" text:continue-numbering="true" text:style-name="Outline">
        <text:list-item>
          <text:list>
            <text:list-item>
              <text:list>
                <text:list-item>
                  <text:h text:style-name="Heading_20_3" text:outline-level="3">text</text:h>
                </text:list-item>
              </text:list>
            </text:list-item>
          </text:list>
        </text:list-item>
      </text:list>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list xml:id="list2033527877" text:continue-numbering="true" text:style-name="Outline">
        <text:list-item>
          <text:list>
            <text:list-item>
              <text:list>
                <text:list-item>
                  <text:h text:style-name="Heading_20_3" text:outline-level="3">span</text:h>
                </text:list-item>
              </text:list>
            </text:list-item>
          </text:list>
        </text:list-item>
      </text:list>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p text:style-name="Standard">Outer level spans that merely mark the language as being the same as that of the <text:span text:style-name="Source_20_Text">form</text:span> a <text:span text:style-name="Source_20_Text">text</text:span> element is in, are redundant and should not be output.</text:p>
      <text:list xml:id="list799784318"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7">href</text:span></text:span><text:tab/>[Optional, <text:span text:style-name="code">URL</text:span>] The text included in the span is to made into a hotlink to the given URL, if the application can do that.</text:p>
      <text:p text:style-name="AttribDesc"><text:span text:style-name="code"><text:span text:style-name="T7">class</text:span></text:span><text:tab/>[Optional] Gives the style name or class of the text.</text:p>
      <text:list xml:id="list1791353152"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PCDATA<text:tab/><text:tab/>The core content of a <text:span text:style-name="code">span</text:span> is unicode text</text:p>
      <text:p text:style-name="AttribDesc"><text:soft-page-break/><text:span text:style-name="code"><text:span text:style-name="T7">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list xml:id="list2014742665" text:continue-numbering="true" text:style-name="Outline">
        <text:list-item>
          <text:list>
            <text:list-item>
              <text:h text:style-name="Heading_20_2" text:outline-level="2">Datatypes</text:h>
            </text:list-item>
          </text:list>
        </text:list-item>
      </text:list>
      <text:p text:style-name="Standard">We start with the simplest types which have no attributes or children.</text:p>
      <text:list xml:id="list2069248726" text:continue-numbering="true" text:style-name="Outline">
        <text:list-item>
          <text:list>
            <text:list-item>
              <text:list>
                <text:list-item>
                  <text:h text:style-name="Heading_20_3" text:outline-level="3">int</text:h>
                </text:list-item>
              </text:list>
            </text:list-item>
          </text:list>
        </text:list-item>
      </text:list>
      <text:p text:style-name="Standard">This is simply an integer number, stored as a string representation in base 10.</text:p>
      <text:list xml:id="list98264259" text:continue-numbering="true" text:style-name="Outline">
        <text:list-item>
          <text:list>
            <text:list-item>
              <text:list>
                <text:list-item>
                  <text:h text:style-name="Heading_20_3" text:outline-level="3">float</text:h>
                </text:list-item>
              </text:list>
            </text:list-item>
          </text:list>
        </text:list-item>
      </text:list>
      <text:p text:style-name="Standard">A number with integer and decimal parts separated by a period. No scientific notations are supported.</text:p>
      <text:list xml:id="list1692783935" text:continue-numbering="true" text:style-name="Outline">
        <text:list-item>
          <text:list>
            <text:list-item>
              <text:list>
                <text:list-item>
                  <text:h text:style-name="Heading_20_3" text:outline-level="3">string</text:h>
                </text:list-item>
              </text:list>
            </text:list-item>
          </text:list>
        </text:list-item>
      </text:list>
      <text:p text:style-name="Standard">This fundamental type is just a sequence of Unicode characters.</text:p>
      <text:list xml:id="list1471900871" text:continue-numbering="true" text:style-name="Outline">
        <text:list-item>
          <text:list>
            <text:list-item>
              <text:list>
                <text:list-item>
                  <text:h text:style-name="Heading_20_3" text:outline-level="3">PCDATA</text:h>
                </text:list-item>
              </text:list>
            </text:list-item>
          </text:list>
        </text:list-item>
      </text:list>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list xml:id="list1735610312" text:continue-numbering="true" text:style-name="Outline">
        <text:list-item>
          <text:list>
            <text:list-item>
              <text:list>
                <text:list-item>
                  <text:h text:style-name="Heading_20_3" text:outline-level="3">datetime</text:h>
                </text:list-item>
              </text:list>
            </text:list-item>
          </text:list>
        </text:list-item>
      </text:list>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text:soft-page-break/>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list xml:id="list1605603625" text:continue-numbering="true" text:style-name="Outline">
        <text:list-item>
          <text:list>
            <text:list-item>
              <text:list>
                <text:list-item>
                  <text:h text:style-name="Heading_20_3" text:outline-level="3">key</text:h>
                </text:list-item>
              </text:list>
            </text:list-item>
          </text:list>
        </text:list-item>
      </text:list>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list xml:id="list109645008" text:continue-numbering="true" text:style-name="Outline">
        <text:list-item>
          <text:list>
            <text:list-item>
              <text:list>
                <text:list-item>
                  <text:h text:style-name="Heading_20_3" text:outline-level="3">lang</text:h>
                </text:list-item>
              </text:list>
            </text:list-item>
          </text:list>
        </text:list-item>
      </text:list>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list xml:id="list245184075" text:continue-numbering="true" text:style-name="Outline">
        <text:list-item>
          <text:list>
            <text:list-item>
              <text:list>
                <text:list-item>
                  <text:h text:style-name="Heading_20_3" text:outline-level="3">refid</text:h>
                </text:list-item>
              </text:list>
            </text:list-item>
          </text:list>
        </text:list-item>
      </text:list>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text:p>
      <text:list xml:id="list933413134" text:continue-numbering="true" text:style-name="Outline">
        <text:list-item>
          <text:list>
            <text:list-item>
              <text:list>
                <text:list-item>
                  <text:h text:style-name="Heading_20_3" text:outline-level="3">URL</text:h>
                </text:list-item>
              </text:list>
            </text:list-item>
          </text:list>
        </text:list-item>
      </text:list>
      <text:p text:style-name="Standard">A URL datatype is a string containing a URL (Universal Resource Locator) as specified in RFC 3986.</text:p>
      <text:list xml:id="list816560448" text:continue-numbering="true" text:style-name="Outline">
        <text:list-item>
          <text:list>
            <text:list-item>
              <text:list>
                <text:list-item>
                  <text:h text:style-name="Heading_20_3" text:outline-level="3"/>
                </text:list-item>
                <text:list-item>
                  <text:h text:style-name="Heading_20_3" text:outline-level="3"/>
                </text:list-item>
              </text:list>
            </text:list-item>
          </text:list>
        </text:list-item>
        <text:list-item>
          <text:h text:style-name="Heading_20_1" text:outline-level="1">UML Diagrams</text:h>
        </text:list-item>
      </text:list>
      <text:p text:style-name="Standard">The following diagrams show the inter-relationships between the elements in the standard. Associations between classes show which elements are part of an element of a given class or type. If an association is named, then the element is given that name, otherwise it takes the name of the class to which it associates.</text:p>
      <text:list xml:id="list1344860507" text:continue-numbering="true" text:style-name="Outline">
        <text:list-item>
          <text:list>
            <text:list-item>
              <text:h text:style-name="P16" text:outline-level="2">Base Elements</text:h>
            </text:list-item>
          </text:list>
        </text:list-item>
      </text:list>
      <text:p text:style-name="P15"><draw:frame draw:style-name="fr1" draw:name="graphics1" text:anchor-type="paragraph" svg:width="7.1047in" svg:height="5.1693in" draw:z-index="3"><draw:image xlink:href="../BaseTypes.eps" xlink:type="simple" xlink:show="embed" xlink:actuate="onLoad"/></draw:frame></text:p>
      <text:list xml:id="list483774611" text:continue-numbering="true" text:style-name="Outline">
        <text:list-item>
          <text:list>
            <text:list-item>
              <text:h text:style-name="P18" text:outline-level="2"><draw:frame draw:style-name="fr3" draw:name="graphics3" text:anchor-type="paragraph" svg:x="-0.7339in" svg:y="0.3217in" svg:width="7.0953in" svg:height="4.7984in" draw:z-index="2"><draw:image xlink:href="../Entry.eps" xlink:type="simple" xlink:show="embed" xlink:actuate="onLoad"/></draw:frame><text:soft-page-break/>Entry Elements</text:h>
            </text:list-item>
          </text:list>
        </text:list-item>
      </text:list>
      <text:p text:style-name="P13"/>
      <text:list xml:id="list1270708567" text:continue-numbering="true" text:style-name="Outline">
        <text:list-item>
          <text:list>
            <text:list-item>
              <text:h text:style-name="Heading_20_2" text:outline-level="2">Header Elements</text:h>
            </text:list-item>
          </text:list>
        </text:list-item>
      </text:list>
      <text:p text:style-name="Standard"><draw:frame draw:style-name="fr2" draw:name="graphics2" text:anchor-type="paragraph" svg:width="5.8701in" svg:height="3.5772in" draw:z-index="1"><draw:image xlink:href="../Headers.eps" xlink:type="simple" xlink:show="embed" xlink:actuate="onLoad"/></draw:frame></text:p>
      <text:list xml:id="list982577362" text:continue-numbering="true" text:style-name="Outline">
        <text:list-item>
          <text:h text:style-name="Heading_20_1" text:outline-level="1">Lift Ranges</text:h>
          <text:list>
            <text:list-item>
              <text:h text:style-name="Heading_20_2" text:outline-level="2">Elements</text:h>
              <text:list>
                <text:list-item>
                  <text:h text:style-name="Heading_20_3" text:outline-level="3">range-element</text:h>
                </text:list-item>
              </text:list>
            </text:list-item>
          </text:list>
        </text:list-item>
      </text:list>
      <text:p text:style-name="Standard">A <text:span text:style-name="code">range-element</text:span> is the description of a particular range element found in a particular <text:span text:style-name="code">range</text:span>.</text:p>
      <text:list xml:id="list150767054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Standard"><text:tab/><text:span text:style-name="code"><text:span text:style-name="T7"> extensible<text:tab/></text:span></text:span>Allows for traits and annotational discussions on a range element.</text:p>
      <text:list xml:id="list1929800205"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7">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7">guid</text:span></text:span><text:tab/>[Optional, <text:span text:style-name="code">string</text:span>] Allows a particular <text:span text:style-name="code">range-element</text:span> to be uniquely identified, particularly across versions of a file.</text:p>
      <text:list xml:id="list952301781"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description</text:span></text:span><text:tab/>[Optional, Multiple, <text:span text:style-name="code">multitext</text:span>] Holds the description of the element.</text:p>
      <text:p text:style-name="AttribDesc"><text:span text:style-name="code"><text:span text:style-name="T7">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7">abbrev</text:span></text:span><text:tab/>[Optional, Multiple, <text:span text:style-name="code">multitext</text:span>] Gives an optional abbreviation for this <text:span text:style-name="code">range-element</text:span> in other languages for GUI purposes.</text:p>
      <text:list xml:id="list553272893" text:continue-numbering="true" text:style-name="Outline">
        <text:list-item>
          <text:list>
            <text:list-item>
              <text:list>
                <text:list-item>
                  <text:h text:style-name="Heading_20_3" text:outline-level="3">range</text:h>
                </text:list-item>
              </text:list>
            </text:list-item>
          </text:list>
        </text:list-item>
      </text:list>
      <text:p text:style-name="Standard">A <text:span text:style-name="code">range</text:span> is a set of <text:span text:style-name="code">range-elements</text:span> and is used to identify both the group of <text:span text:style-name="code">range-elements</text:span> but also to some extent their type.</text:p>
      <text:list xml:id="list1251479740"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llows a range of elements to have traits and annotations.</text:p>
      <text:list xml:id="list1159320755"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7">guid</text:span></text:span><text:tab/>[Optional, <text:span text:style-name="code">string</text:span>] Allows a particular <text:span text:style-name="code">range</text:span> to be uniquely identified, particularly when referenced from a lexicon.</text:p>
      <text:p text:style-name="AttribDesc"><text:span text:style-name="T7">href</text:span><text:tab/>[Optional, <text:span text:style-name="Source_20_Text">URL</text:span>] This attribute may not be used within an external range definition file. In a standard LIFT file, the <text:span text:style-name="Source_20_Text">href</text:span> attribute may be used to reference an external <text:span text:style-name="Source_20_Text">lift-ranges</text:span> file that contains a definition for this range. Any children to this <text:span text:style-name="Source_20_Text">range</text:span> element in the LIFT file override the values (by addition or replacement) in the external range definition.</text:p>
      <text:list xml:id="list692278991"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description</text:span></text:span><text:tab/>[Optional, <text:span text:style-name="code">multitext</text:span>] Used to give a multilingual description of the <text:span text:style-name="code">range</text:span>.</text:p>
      <text:p text:style-name="AttribDesc"><text:span text:style-name="code"><text:span text:style-name="T7">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7">label</text:span></text:span><text:tab/>[Optional, Multiple, <text:span text:style-name="code">multitext</text:span>] Gives a multilingual label to this <text:span text:style-name="code">range-set</text:span> for GUI purposes.</text:p>
      <text:p text:style-name="AttribDesc"><text:soft-page-break/><text:span text:style-name="code"><text:span text:style-name="T7">abbrev</text:span></text:span><text:tab/>[Optional, Multiple, <text:span text:style-name="code">multitext</text:span>] Gives an abbreviation for this <text:span text:style-name="code">range-set</text:span> in multiple languages, for GUI purposes.</text:p>
      <text:list xml:id="list1444300799" text:continue-numbering="true" text:style-name="Outline">
        <text:list-item>
          <text:list>
            <text:list-item>
              <text:list>
                <text:list-item>
                  <text:h text:style-name="Heading_20_3" text:outline-level="3">lift-ranges</text:h>
                </text:list-item>
              </text:list>
            </text:list-item>
          </text:list>
        </text:list-item>
      </text:list>
      <text:p text:style-name="Standard">The root element of the Lift Ranges file type. </text:p>
      <text:list xml:id="list1655748206"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range</text:span></text:span><text:tab/>[Required, Multiple, <text:span text:style-name="code">range</text:span>] A <text:span text:style-name="code">range</text:span> definition.</text:p>
      <text:list xml:id="list901767016" text:continue-numbering="true" text:style-name="Outline">
        <text:list-item>
          <text:list>
            <text:list-item>
              <text:h text:style-name="Heading_20_2" text:outline-level="2">UML Diagram</text:h>
            </text:list-item>
          </text:list>
        </text:list-item>
      </text:list>
      <text:p text:style-name="Standard"><draw:frame draw:style-name="fr1" draw:name="graphics4" text:anchor-type="paragraph" svg:width="4.6457in" svg:height="3.5209in" draw:z-index="0"><draw:image xlink:href="../RangeSets%20class.png" xlink:type="simple" xlink:show="embed" xlink:actuate="onLoad"/></draw:frame></text:p>
      <text:list xml:id="list1351908907" text:continue-numbering="true" text:style-name="Outline">
        <text:list-item>
          <text:h text:style-name="Heading_20_1" text:outline-level="1">Ranges</text:h>
        </text:list-item>
      </text:list>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 In addition, the values specified here correspond to the values used in the Fieldworks application. For specifics of some of the larger sets, the reader is referred to that application. A summary example is listed here in those situations.</text:p>
      <text:list xml:id="list630059152" text:continue-numbering="true" text:style-name="Outline">
        <text:list-item>
          <text:list>
            <text:list-item>
              <text:h text:style-name="Heading_20_2" text:outline-level="2">anthro-code</text:h>
            </text:list-item>
          </text:list>
        </text:list-item>
      </text:list>
      <text:p text:style-name="Standard">This creates a hierarchy of range-elements based on the numeric anthopological codes. For example <text:span text:style-name="code"><text:span text:style-name="T7">630</text:span></text:span> Territorial Organization.</text:p>
      <text:list xml:id="list746249516" text:continue-numbering="true" text:style-name="Outline">
        <text:list-item>
          <text:list>
            <text:list-item>
              <text:h text:style-name="Heading_20_2" text:outline-level="2">dialect</text:h>
            </text:list-item>
          </text:list>
        </text:list-item>
      </text:list>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 Notice that elements in a dialect range are not expected to be full languages or writing systems, but refer to linguistic subgroups of some kind.</text:p>
      <text:list xml:id="list2110131496" text:continue-numbering="true" text:style-name="Outline">
        <text:list-item>
          <text:list>
            <text:list-item>
              <text:h text:style-name="Heading_20_2" text:outline-level="2">etymology</text:h>
            </text:list-item>
          </text:list>
        </text:list-item>
      </text:list>
      <text:p text:style-name="Standard">This range set lists all the etymological relations needed.</text:p>
      <text:list xml:id="list232366927"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borrowed</text:span></text:span><text:tab/>The word is borrowed from another language</text:p>
      <text:p text:style-name="AttribDesc"><text:span text:style-name="code"><text:span text:style-name="T7">proto</text:span></text:span><text:tab/>The proto form of the word in another language</text:p>
      <text:list xml:id="list571946805" text:continue-numbering="true" text:style-name="Outline">
        <text:list-item>
          <text:list>
            <text:list-item>
              <text:h text:style-name="Heading_20_2" text:outline-level="2">grammatical-info</text:h>
            </text:list-item>
          </text:list>
        </text:list-item>
      </text:list>
      <text:p text:style-name="Standard">This range-set contains a standard set of grammatical information identifiers. The following are the core set used in Fieldworks.</text:p>
      <text:list xml:id="list1990334845"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Adverb</text:span></text:span><text:tab/>An adverb, narrowly defined, is a part of speech whose members modify verbs for such categories as time, manner, place, or direction. An adverb, broadly defined, is a part of speech whose members modify any constituent class of words other than nouns, such as verbs, adjectives, adverbs, phrases, clauses, or sentences. Under this definition, the possible type of modification depends on the class of the constituent being modified.</text:p>
      <text:p text:style-name="AttribDesc"><text:span text:style-name="code"><text:span text:style-name="T7">Noun</text:span></text:span><text:tab/>A noun is a broad classification of parts of speech which include substantives and nominals.</text:p>
      <text:p text:style-name="AttribDesc"><text:soft-page-break/><text:span text:style-name="code"><text:span text:style-name="T7">Pro-form</text:span></text:span><text:tab/>A pro-form is a part of speech whose members usually substitute for other constituents, including phrases, clauses, or sentences, and whose meaning is recoverable from the linguistic or extralinguistic context.</text:p>
      <text:p text:style-name="AttribDesc"><text:span text:style-name="code"><text:span text:style-name="T7">Pronoun</text:span></text:span><text:tab/>A pronoun is a pro-form which functions like a noun and substitutes for a noun or noun phrase.</text:p>
      <text:p text:style-name="AttribDesc"><text:span text:style-name="code"><text:span text:style-name="T7">Verb</text:span></text:span><text:tab/>A verb is a part of speech whose members typically signal events and actions; constitute, singly or in a phrase, a minimal predicate in a clause; govern the number and types of other constituents which may occur in the clause; and, in inflectional languages, may be inflected for tense, aspect, voice, modality, or agreement with other constituents in person, number, or grammatical gender.</text:p>
      <text:list xml:id="list289069458" text:continue-numbering="true" text:style-name="Outline">
        <text:list-item>
          <text:list>
            <text:list-item>
              <text:h text:style-name="Heading_20_2" text:outline-level="2">lexical-relation</text:h>
            </text:list-item>
          </text:list>
        </text:list-item>
      </text:list>
      <text:p text:style-name="Standard">This set lists various lexical relations. Users may add others that they need.</text:p>
      <text:list xml:id="list75685363"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ref</text:span></text:span><text:tab/>General cross reference.</text:p>
      <text:p text:style-name="AttribDesc"><text:span text:style-name="code"><text:span text:style-name="T7">main</text:span></text:span><text:tab/>Reference to a main entry from a minor entry.</text:p>
      <text:p text:style-name="AttribDesc"><text:span text:style-name="code"><text:span text:style-name="T7">isa</text:span></text:span><text:tab/>The gen-spec relation where the special relates to the general.</text:p>
      <text:p text:style-name="AttribDesc"><text:span text:style-name="code"><text:span text:style-name="T7">kindof</text:span></text:span> <text:tab/>The kind-of relation in which the <text:span text:style-name="code">Sense</text:span> is a kind of another sense.</text:p>
      <text:p text:style-name="AttribDesc"><text:span text:style-name="code"><text:span text:style-name="T7">actor</text:span></text:span><text:tab/>The actor of this verb</text:p>
      <text:p text:style-name="AttribDesc"><text:span text:style-name="code"><text:span text:style-name="T7">undergoer</text:span></text:span><text:tab/>The undergoer of this verb</text:p>
      <text:p text:style-name="AttribDesc"><text:span text:style-name="code"><text:span text:style-name="T7">component</text:span></text:span><text:tab/>This word is grammatically built from these components.</text:p>
      <text:p text:style-name="AttribDesc"><text:span text:style-name="code"><text:span text:style-name="T7">Parts</text:span></text:span><text:tab/>Identify parts in a parts/whole relation.</text:p>
      <text:p text:style-name="AttribDesc"><text:span text:style-name="code"><text:span text:style-name="T7">Specifics</text:span></text:span><text:tab/>Reference the specific elements from the general in a gen-spec relation.</text:p>
      <text:p text:style-name="AttribDesc"><text:span text:style-name="code"><text:span text:style-name="T7">Synonyms</text:span></text:span><text:tab/>Marks the relation to other synonyms.</text:p>
      <text:p text:style-name="AttribDesc"><text:span text:style-name="code"><text:span text:style-name="T7">Antonym</text:span></text:span><text:tab/>Relates to an antonym</text:p>
      <text:p text:style-name="AttribDesc"><text:span text:style-name="code"><text:span text:style-name="T7">Calendar</text:span></text:span><text:tab/>Used to mark calendar type elements: days, weeks, etc.</text:p>
      <text:p text:style-name="AttribDesc"><text:span text:style-name="code"><text:span text:style-name="T7">Compare</text:span></text:span><text:tab/>For general compare and contrast relations.</text:p>
      <text:p text:style-name="AttribDesc"><text:span text:style-name="code"><text:span text:style-name="T7">Classifier</text:span></text:span><text:tab/>Use this to reference words this word classifies.</text:p>
      <text:p text:style-name="AttribDesc"><text:span text:style-name="code"><text:span text:style-name="T7">subentry</text:span></text:span><text:tab/>Reference from a main entry to a sub entry.</text:p>
      <text:p text:style-name="AttribDesc"><text:span text:style-name="code"><text:span text:style-name="T7">minorentry</text:span></text:span><text:tab/>Reference to a minor entry from a main entry.</text:p>
      <text:list xml:id="list1273190339" text:continue-numbering="true" text:style-name="Outline">
        <text:list-item>
          <text:list>
            <text:list-item>
              <text:h text:style-name="Heading_20_2" text:outline-level="2">note-type</text:h>
            </text:list-item>
          </text:list>
        </text:list-item>
      </text:list>
      <text:p text:style-name="Standard">This lists all the different note types that are in the various standards</text:p>
      <text:list xml:id="list1983118041"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anthropology</text:span></text:span><text:tab/>Gives anthropological information.</text:p>
      <text:p text:style-name="AttribDesc"><text:span text:style-name="code"><text:span text:style-name="T7">biblography</text:span></text:span><text:tab/>Biblographic information.</text:p>
      <text:p text:style-name="AttribDesc"><text:span text:style-name="code"><text:span text:style-name="T7">comment</text:span></text:span><text:tab/>This note is an arbitrary comment not for publication</text:p>
      <text:p text:style-name="AttribDesc"><text:span text:style-name="code"><text:span text:style-name="T7">discourse</text:span></text:span><text:tab/>Gives discourse information about a sense.</text:p>
      <text:p text:style-name="AttribDesc"><text:span text:style-name="code"><text:span text:style-name="T7">encyclopedic</text:span></text:span><text:tab/><text:tab/>This note gives encyclopedic information.</text:p>
      <text:p text:style-name="AttribDesc"><text:span text:style-name="code"><text:span text:style-name="T7">general</text:span></text:span><text:tab/>General notes that do not fall in another clear category</text:p>
      <text:p text:style-name="AttribDesc"><text:soft-page-break/><text:span text:style-name="code"><text:span text:style-name="T7">grammar</text:span></text:span><text:tab/>Gives grammatical information about a word.</text:p>
      <text:p text:style-name="AttribDesc"><text:span text:style-name="code"><text:span text:style-name="T7">phonology</text:span></text:span><text:tab/>Gives phonological information about a word.</text:p>
      <text:p text:style-name="AttribDesc"><text:span text:style-name="code"><text:span text:style-name="T7">questions</text:span></text:span><text:tab/>Contains questions yet to be answered</text:p>
      <text:p text:style-name="AttribDesc"><text:span text:style-name="code"><text:span text:style-name="T7">restrictions</text:span></text:span><text:tab/>Gives information on the restriction of usage of a word.</text:p>
      <text:p text:style-name="AttribDesc"><text:span text:style-name="code"><text:span text:style-name="T7">scientific-name</text:span></text:span><text:tab/>Gives the scientific name of a sense</text:p>
      <text:p text:style-name="AttribDesc"><text:span text:style-name="code"><text:span text:style-name="T7">sociolinguistics</text:span></text:span><text:tab/>Gives sociolinguistic information about a sense.</text:p>
      <text:p text:style-name="AttribDesc"><text:span text:style-name="code"><text:span text:style-name="T7">source</text:span></text:span><text:tab/>Contains information on sources</text:p>
      <text:p text:style-name="AttribDesc"><text:span text:style-name="code"><text:span text:style-name="T7">usage</text:span></text:span><text:tab/>Gives information on usage</text:p>
      <text:p text:style-name="AttribDesc"><text:span text:style-name="code"><text:span text:style-name="T7">literal-meaning</text:span></text:span><text:tab/>Gives the literal meaning of the word.</text:p>
      <text:p text:style-name="AttribDesc"><text:span text:style-name="code"><text:span text:style-name="T7">semantics</text:span></text:span><text:tab/>Gives semantic information on the word.</text:p>
      <text:p text:style-name="AttribDesc"><text:span text:style-name="code"><text:span text:style-name="T7">summary-definition</text:span></text:span><text:tab/>Gives a summary definition for a word.</text:p>
      <text:list xml:id="list1134862381" text:continue-numbering="true" text:style-name="Outline">
        <text:list-item>
          <text:list>
            <text:list-item>
              <text:h text:style-name="Heading_20_2" text:outline-level="2">paradigm</text:h>
            </text:list-item>
          </text:list>
        </text:list-item>
      </text:list>
      <text:p text:style-name="Standard">LIFT makes no explicit reference to the <text:span text:style-name="code">paradigm</text:span> range-set, but it is an important enough concept as to be centrally named.</text:p>
      <text:list xml:id="list689748387"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1d</text:span></text:span><text:tab/>1<text:span text:style-name="T8">st</text:span> dual</text:p>
      <text:p text:style-name="AttribDesc"><text:span text:style-name="code"><text:span text:style-name="T7">1e</text:span></text:span><text:tab/>1<text:span text:style-name="T8">st</text:span> exclusive</text:p>
      <text:p text:style-name="AttribDesc"><text:span text:style-name="code"><text:span text:style-name="T7">1i</text:span></text:span><text:tab/>1<text:span text:style-name="T8">st</text:span> inclusive</text:p>
      <text:p text:style-name="AttribDesc"><text:span text:style-name="code"><text:span text:style-name="T7">1p</text:span></text:span><text:tab/>1<text:span text:style-name="T8">st</text:span> person plural</text:p>
      <text:p text:style-name="AttribDesc"><text:span text:style-name="code"><text:span text:style-name="T7">1s</text:span></text:span><text:tab/>1<text:span text:style-name="T8">st</text:span> person singular</text:p>
      <text:p text:style-name="AttribDesc"><text:span text:style-name="code"><text:span text:style-name="T7">2d</text:span></text:span><text:tab/>2<text:span text:style-name="T8">nd</text:span> dual</text:p>
      <text:p text:style-name="AttribDesc"><text:span text:style-name="code"><text:span text:style-name="T7">2p</text:span></text:span><text:tab/>2<text:span text:style-name="T8">nd</text:span> plural</text:p>
      <text:p text:style-name="AttribDesc"><text:span text:style-name="code"><text:span text:style-name="T7">2s</text:span></text:span><text:tab/>2<text:span text:style-name="T8">nd</text:span> singular</text:p>
      <text:p text:style-name="AttribDesc"><text:span text:style-name="code"><text:span text:style-name="T7">3d</text:span></text:span><text:tab/>3<text:span text:style-name="T8">rd</text:span> dual</text:p>
      <text:p text:style-name="AttribDesc"><text:span text:style-name="code"><text:span text:style-name="T7">3p</text:span></text:span><text:tab/>3<text:span text:style-name="T8">rd</text:span> plural</text:p>
      <text:p text:style-name="AttribDesc"><text:span text:style-name="code"><text:span text:style-name="T7">3s</text:span></text:span><text:tab/>3<text:span text:style-name="T8">rd</text:span> singular</text:p>
      <text:p text:style-name="AttribDesc"><text:span text:style-name="code"><text:span text:style-name="T7">non-dual</text:span></text:span><text:tab/>non-human or inanimate dual</text:p>
      <text:p text:style-name="AttribDesc"><text:span text:style-name="code"><text:span text:style-name="T7">non-plural</text:span></text:span><text:tab/>non-human or inanimate plural</text:p>
      <text:p text:style-name="AttribDesc"><text:span text:style-name="code"><text:span text:style-name="T7">non-sing</text:span></text:span><text:tab/>non-human or inanimate singulare</text:p>
      <text:p text:style-name="AttribDesc"><text:span text:style-name="code"><text:span text:style-name="T7">plural</text:span></text:span><text:tab/>plural form</text:p>
      <text:p text:style-name="AttribDesc"><text:span text:style-name="code"><text:span text:style-name="T7">redup</text:span></text:span><text:tab/>reduplication form</text:p>
      <text:p text:style-name="AttribDesc"><text:span text:style-name="code"><text:span text:style-name="T7">sing</text:span></text:span><text:tab/>singular</text:p>
      <text:list xml:id="list2051201120" text:continue-numbering="true" text:style-name="Outline">
        <text:list-item>
          <text:list>
            <text:list-item>
              <text:h text:style-name="Heading_20_2" text:outline-level="2">reversal-type</text:h>
            </text:list-item>
          </text:list>
        </text:list-item>
      </text:list>
      <text:p text:style-name="Standard">While LIFT reserves the name of this range set, it is empty and should be added to either at the area/entity level or also for a particular project.</text:p>
      <text:list xml:id="list1338484528" text:continue-numbering="true" text:style-name="Outline">
        <text:list-item>
          <text:list>
            <text:list-item>
              <text:h text:style-name="Heading_20_2" text:outline-level="2"><text:soft-page-break/>semantic-domain</text:h>
            </text:list-item>
          </text:list>
        </text:list-item>
      </text:list>
      <text:p text:style-name="Standard">This is the primary semantic domain range set. Other range sets may be used for specific semantic domain classifications. There are various sets of semantic domains.</text:p>
      <text:list xml:id="list1581599593" text:continue-numbering="true" text:style-name="Outline">
        <text:list-item>
          <text:list>
            <text:list-item>
              <text:list>
                <text:list-item>
                  <text:h text:style-name="Heading_20_3" text:outline-level="3">semantic-domain-ddp4</text:h>
                </text:list-item>
              </text:list>
            </text:list-item>
          </text:list>
        </text:list-item>
      </text:list>
      <text:p text:style-name="Standard">This semantic domain set corresponds to the numeric codes for the Dictionary Discovery Process version 4. For example <text:span text:style-name="code"><text:span text:style-name="T7">1.1.2.1</text:span></text:span> for words that are about causing air to move.</text:p>
      <text:list xml:id="list678715992" text:continue-numbering="true" text:style-name="Outline">
        <text:list-item>
          <text:list>
            <text:list-item>
              <text:h text:style-name="Heading_20_2" text:outline-level="2">status</text:h>
            </text:list-item>
          </text:list>
        </text:list-item>
      </text:list>
      <text:p text:style-name="Standard">Gives the status of a particular element, for example whether a certain check has been applied.</text:p>
      <text:list xml:id="list494299458" text:continue-numbering="true" text:style-name="Outline">
        <text:list-item>
          <text:list>
            <text:list-item>
              <text:h text:style-name="Heading_20_2" text:outline-level="2">users</text:h>
            </text:list-item>
          </text:list>
        </text:list-item>
      </text:list>
      <text:p text:style-name="Standard">Gives a list of users as used by annotations.</text:p>
      <text:list xml:id="list2023812275" text:continue-numbering="true" text:style-name="Outline">
        <text:list-item>
          <text:h text:style-name="Heading_20_1" text:outline-level="1">Examples</text:h>
        </text:list-item>
      </text:list>
      <text:p text:style-name="Standard">This section contains various examples, most of which use the MDF SFM schema, and how they would be stored in LIFT.</text:p>
      <text:list xml:id="list1907862630" text:continue-numbering="true" text:style-name="Outline">
        <text:list-item>
          <text:list>
            <text:list-item>
              <text:h text:style-name="Heading_20_2" text:outline-level="2">Simple Records</text:h>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9">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1">&lt;!--</text:span><text:span text:style-name="T12">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1">&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6" text:note-class="footnote"><text:note-citation>2</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9">abat</text:span> <text:span text:style-name="T5">n.</text:span> grove; <text:span text:style-name="T5">dusun.</text:span> <text:span text:style-name="T10">Kbwai abatke ti ksweruk nurare.</text:span> I went to the coconut groves to clear the grass. <text:span text:style-name="T5">Saya pergi menyiangi dusun kelapa.</text:span> <text:span text:style-name="T10">Kbwa ti ktwan nurke o abatke.</text:span> I'm going to plant coconut trees in the grove. <text:span text:style-name="T5">Saya pergi tanam kelapa di dusun.</text:span> This is <text:span text:style-name="T13">not</text:span><text:span text:style-name="T14"> limited to coconut groves but is used for mangoes, etc. </text:span><text:span text:style-name="T6">Sg:</text:span><text:span text:style-name="T10">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list xml:id="list1435314892" text:continue-numbering="true" text:style-name="Outline">
        <text:list-item>
          <text:list>
            <text:list-item>
              <text:h text:style-name="Heading_20_2" text:outline-level="2">Subentries</text:h>
            </text:list-item>
          </text:list>
        </text:list-item>
      </text:list>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xml:id="list1194568723" text:style-name="L5">
        <text:list-item>
          <text:p text:style-name="P11">Store the subentry in the entry as a sub-element. LIFT does not do this. All entries are full <text:span text:style-name="code">entry</text:span> elements.</text:p>
        </text:list-item>
        <text:list-item>
          <text:p text:style-name="P11">Store a marker in the subentry referring back to the main entry under which this subentry occurs. This can be done using a <text:span text:style-name="code">subhead</text:span> relation.</text:p>
        </text:list-item>
        <text:list-item>
          <text:p text:style-name="P11">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9">brush</text:span> <text:span text:style-name="T5">n.</text:span> bristly instrument used for cleaning, arranging, or applying a liquid to something</text:p>
              <text:p text:style-name="P3"><text:span text:style-name="T9">hairbrush</text:span> <text:span text:style-name="T5">n.</text:span> kind of brush typically with stiff one inch long bristles loosely spaced arranged perpendicularly to the handle for rearranging hair.</text:p>
              <text:p text:style-name="P3"><text:span text:style-name="T9">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type=”subentry” ref="hairbrush"/&gt;</text:p>
              <text:p text:style-name="Preformatted_20_Text"><text:s text:c="4"/>&lt;relation typ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list xml:id="list1342437244" text:continue-list="list1435314892" text:style-name="Outline">
        <text:list-item>
          <text:list>
            <text:list-item>
              <text:h text:style-name="P17" text:outline-level="2"><text:soft-page-break/>Reverse Index</text:h>
            </text:list-item>
          </text:list>
        </text:list-item>
      </text:list>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9">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list xml:id="list1648617259" text:continue-numbering="true" text:style-name="Outline">
        <text:list-item>
          <text:list>
            <text:list-item>
              <text:h text:style-name="Heading_20_2" text:outline-level="2">Lexical Relations</text:h>
            </text:list-item>
          </text:list>
        </text:list-item>
      </text:list>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9">hete</text:span> <text:span text:style-name="T5">vt.</text:span> cut into sections for use. <text:span text:style-name="T5">Gen</text:span>: <text:span text:style-name="T10">lata</text:span> ‘cut’. <text:span text:style-name="T5">Prdm</text:span>: <text:span text:style-name="T10">-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type="gen" ref="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9">ahul</text:span> <text:span text:style-name="T5">n.</text:span> lime slaked from burning seashells and used as an ingredient in chewing betelnut. <text:span text:style-name="T5">SynD</text:span>: <text:span text:style-name="T10">ahul</text:span> ‘Lisela, Rana dialects’. <text:span text:style-name="T5">Etym</text:span>: <text:span text:style-name="T10">*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2"/>&lt;/sense&gt;</text:p>
              <text:p text:style-name="Preformatted_20_Text"><text:s text:c="2"/>&lt;etymology type="proto"&gt;</text:p>
              <text:p text:style-name="Preformatted_20_Text"><text:s text:c="4"/>&lt;form lang="x-proto-ind"&gt;&lt;text&gt;apuR&lt;/text&gt;&lt;/form&gt;</text:p>
              <text:p text:style-name="Preformatted_20_Text"><text:s text:c="4"/>&lt;gloss&gt;&lt;form lang="eng"&gt;&lt;text&gt;lime, chalk&lt;/text&gt;&lt;/form&gt;&lt;/gloss&gt;</text:p>
              <text:p text:style-name="Preformatted_20_Text"><text:s text:c="2"/>&lt;/etymology&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list xml:id="list198571096" text:continue-numbering="true" text:style-name="Outline">
        <text:list-item>
          <text:list>
            <text:list-item>
              <text:h text:style-name="Heading_20_2" text:outline-level="2">Hierarchies</text:h>
            </text:list-item>
          </text:list>
        </text:list-item>
      </text:list>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1" text:note-class="footnote"><text:note-citation>2</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list xml:id="list1854148208" text:continue-numbering="true" text:style-name="Outline">
        <text:list-item>
          <text:list>
            <text:list-item>
              <text:h text:style-name="Heading_20_2" text:outline-level="2">Multiple Scripts</text:h>
            </text:list-item>
          </text:list>
        </text:list-item>
      </text:list>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5">jɔ̃dẽ̀</text:span></text:p>
              <text:p text:style-name="Preformatted_20_Text">\lxt ยองเด่ง</text:p>
              <text:p text:style-name="Preformatted_20_Text">\dia Ratburi</text:p>
              <text:p text:style-name="Preformatted_20_Text">\a <text:span text:style-name="T15">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5">jɔ̃dẽ̀</text:span>"&gt;</text:p>
              <text:p text:style-name="Preformatted_20_Text"><text:s text:c="2"/>&lt;lexical-unit&gt;</text:p>
              <text:p text:style-name="Preformatted_20_Text"><text:s text:c="4"/>&lt;form lang="und-fonipa"&gt;&lt;text&gt;<text:span text:style-name="T15">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5">jə̀ŋɗɐ̃̀ʲ</text:span>&lt;/text&gt;&lt;/form&gt;</text:p>
              <text:p text:style-name="Preformatted_20_Text"><text:s text:c="2"/>&lt;/variant&gt;</text:p>
              <text:p text:style-name="Preformatted_20_Text"><text:s text:c="2"/>&lt;sense id="<text:span text:style-name="T15">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list xml:id="list711051422" text:continue-numbering="true" text:style-name="Outline">
        <text:list-item>
          <text:h text:style-name="Heading_20_1" text:outline-level="1">Implementation</text:h>
        </text:list-item>
      </text:list>
      <text:p text:style-name="Standard">This section examines various issues regarding the implementation of applications that may use LIFT.</text:p>
      <text:list xml:id="list1316329923" text:continue-numbering="true" text:style-name="Outline">
        <text:list-item>
          <text:list>
            <text:list-item>
              <text:h text:style-name="Heading_20_2" text:outline-level="2">Lift Conformance</text:h>
            </text:list-item>
          </text:list>
        </text:list-item>
      </text:list>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list xml:id="list357381623" text:continue-numbering="true" text:style-name="Outline">
        <text:list-item>
          <text:list>
            <text:list-item>
              <text:h text:style-name="Heading_20_2" text:outline-level="2">Single Pass Generation</text:h>
            </text:list-item>
          </text:list>
        </text:list-item>
      </text:list>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list xml:id="list2113790292" text:continue-numbering="true" text:style-name="Outline">
        <text:list-item>
          <text:list>
            <text:list-item>
              <text:list>
                <text:list-item>
                  <text:h text:style-name="Heading_20_3" text:outline-level="3">Refid generation</text:h>
                </text:list-item>
              </text:list>
            </text:list-item>
          </text:list>
        </text:list-item>
      </text:list>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list xml:id="list783032552" text:continue-numbering="true" text:style-name="Outline">
        <text:list-item>
          <text:list>
            <text:list-item>
              <text:list>
                <text:list-item>
                  <text:h text:style-name="Heading_20_3" text:outline-level="3">Generating LIFT</text:h>
                </text:list-item>
              </text:list>
            </text:list-item>
          </text:list>
        </text:list-item>
      </text:list>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list xml:id="list1217586710" text:continue-numbering="true" text:style-name="Outline">
        <text:list-item>
          <text:list>
            <text:list-item>
              <text:list>
                <text:list-item>
                  <text:h text:style-name="Heading_20_3" text:outline-level="3">Subentries</text:h>
                </text:list-item>
              </text:list>
            </text:list-item>
          </text:list>
        </text:list-item>
      </text:list>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list xml:id="list1276653622" text:continue-numbering="true" text:style-name="Outline">
        <text:list-item>
          <text:list>
            <text:list-item>
              <text:h text:style-name="Heading_20_2" text:outline-level="2"><text:soft-page-break/>Multiple Passes</text:h>
            </text:list-item>
          </text:list>
        </text:list-item>
      </text:list>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xml:id="list1236398376" text:style-name="L6">
        <text:list-item>
          <text:p text:style-name="P12">Creation of subentry reference lists</text:p>
        </text:list-item>
        <text:list-item>
          <text:p text:style-name="P12">Split morphological segments into separate lexical relational elements</text:p>
        </text:list-item>
      </text:list>
      <text:list xml:id="list1371529775" text:continue-list="list1276653622" text:style-name="Outline">
        <text:list-item>
          <text:list>
            <text:list-item>
              <text:h text:style-name="Heading_20_2" text:outline-level="2">Roundtrip Requirements</text:h>
            </text:list-item>
          </text:list>
        </text:list-item>
      </text:list>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list xml:id="list1922274298" text:continue-numbering="true" text:style-name="Outline">
        <text:list-item>
          <text:list>
            <text:list-item>
              <text:h text:style-name="Heading_20_2" text:outline-level="2">Merging XML</text:h>
            </text:list-item>
          </text:list>
        </text:list-item>
      </text:list>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list xml:id="list1197739541" text:continue-numbering="true" text:style-name="Outline">
        <text:list-item>
          <text:h text:style-name="Heading_20_1" text:outline-level="1">Change History</text:h>
          <text:list>
            <text:list-item>
              <text:h text:style-name="Heading_20_2" text:outline-level="2">Initial Development</text:h>
            </text:list-item>
          </text:list>
        </text:list-item>
      </text:list>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6">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text:p text:style-name="Standard">0.11.3<text:tab/>MJPH<text:tab/><text:tab/>11/Jan/2008<text:tab/><text:tab/>Fix UML for <text:span text:style-name="Source_20_Text">etymology</text:span> and <text:span text:style-name="Source_20_Text">example</text:span>s; make outer level <text:tab/><text:tab/><text:tab/><text:tab/><text:tab/><text:tab/><text:tab/><text:tab/><text:tab/><text:span text:style-name="Source_20_Text">spans</text:span> redundant; fix <text:span text:style-name="Source_20_Text">relation</text:span>s in examples. Fix <text:tab/><text:tab/><text:tab/><text:tab/><text:tab/><text:tab/><text:tab/><text:tab/><text:tab/><text:tab/><text:tab/><text:span text:style-name="Source_20_Text">trait/status</text:span> to become <text:span text:style-name="Source_20_Text">trait/annotation</text:span>. Also <text:tab/><text:tab/><text:tab/><text:tab/><text:tab/><text:tab/><text:tab/><text:tab/><text:tab/><text:tab/><text:tab/><text:span text:style-name="Source_20_Text">field/annotation</text:span> is no longer an attribute.</text:p>
      <text:p text:style-name="Standard"><text:soft-page-break/>0.12<text:tab/>MJPH<text:tab/><text:tab/>15/Jan/2008<text:tab/><text:tab/>Allow full <text:span text:style-name="Source_20_Text">range</text:span> definitions within a LIFT file. Move <text:tab/><text:tab/><text:tab/><text:tab/><text:tab/><text:tab/><text:tab/><text:tab/><text:tab/><text:tab/><text:span text:style-name="Source_20_Text">etymology</text:span> to <text:span text:style-name="Source_20_Text">entry</text:span> from <text:span text:style-name="Source_20_Text">sense</text:span>. Add <text:tab/><text:tab/><text:tab/><text:tab/><text:tab/> <text:s/><text:tab/><text:tab/><text:tab/><text:tab/><text:tab/><text:tab/><text:tab/><text:tab/><text:tab/><text:span text:style-name="Source_20_Text">reversal/grammatical-info</text:span>.</text:p>
      <text:p text:style-name="Standard"><text:tab/><text:tab/><text:tab/><text:tab/><text:tab/>6/May/2008<text:tab/><text:tab/>Remove <text:span text:style-name="code">range-set</text:span> type in favour of <text:span text:style-name="code">range</text:span>.</text:p>
      <text:p text:style-name="Standard">0.13<text:tab/>SRMc<text:tab/><text:tab/>31/Mar/2009<text:tab/>Changed version number to force automatic XSLT updates <text:tab/><text:tab/><text:tab/><text:tab/><text:tab/><text:tab/><text:tab/><text:tab/><text:tab/>of old files. <text:s/>Changed <text:span text:style-name="code">semantic_domain</text:span> to <text:span text:style-name="code">semantic-<text:tab/><text:tab/><text:tab/><text:tab/><text:tab/><text:tab/><text:tab/><text:tab/><text:tab/><text:tab/>domain</text:span>, and <text:span text:style-name="code">scientific_name</text:span> to <text:span text:style-name="code">scientific-name</text:span><text:span text:style-name="T3">.</text:span></text:p>
      <text:p text:style-name="Standard">0.14<text:tab/>MJPH<text:tab/><text:tab/>8/Apr/2009<text:tab/><text:tab/>Make <text:span text:style-name="code">field-</text:span>defn, range and <text:span text:style-name="code">range-element</text:span> inherit from <text:tab/><text:tab/><text:tab/><text:tab/><text:tab/><text:tab/><text:tab/><text:tab/><text:tab/><text:span text:style-name="code">extensible</text:span>. Add <text:span text:style-name="code">literal-meaning</text:span> to <text:span text:style-name="code">entry</text:span>. Describe <text:tab/><text:tab/><text:tab/><text:tab/><text:tab/><text:tab/><text:tab/><text:tab/><text:tab/><text:tab/>standard ranges so as to be the same as Fieldwor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Bitstream Vera Sans" svg:font-family="'Bitstream Ver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list-style-name="Outline" style:class="text" style:master-page-name="" style:default-outline-level="2">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list-style-name="Outline"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list-style-name="Outline"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list-style-name="Outline"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list-style-name="Outline"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2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0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8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6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4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2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016in" style:type="right" style:leader-style="dotted" style:leader-tex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in" fo:margin-bottom="0in"/>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style:font-name="Times New Roman"/>
    </style:style>
    <style:style style:name="MT4" style:family="text">
      <style:text-properties fo:font-size="6pt" style:font-size-asian="6pt"/>
    </style:style>
    <style:page-layout style:name="M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DRAFT</text:p>
      </style:header>
      <style:footer>
        <text:p text:style-name="MP2"><text:span text:style-name="MT1"><text:line-break/></text:span><text:span text:style-name="MT1"><text:title>Lexicon Interchange Format</text:title></text:span><text:span text:style-name="MT1"> <text:s text:c="2"/></text:span><text:span text:style-name="Page_20_Number"><text:span text:style-name="MT2">Page </text:span></text:span><text:span text:style-name="MT2"><text:page-number text:select-page="current">34</text:page-number></text:span><text:span text:style-name="Page_20_Number"><text:span text:style-name="MT2"> of </text:span></text:span><text:span text:style-name="MT2"><text:page-count style:num-format="1">34</text:page-count></text:span><text:span text:style-name="Page_20_Number"><text:span text:style-name="MT2"><text:tab/></text:span></text:span><text:span text:style-name="MT3">DRAFT</text:span></text:p>
        <text:p text:style-name="MP2"><text:span text:style-name="MT4"><text:initial-creator>Martin Hosken</text:initial-creator></text:span><text:span text:style-name="MT4"> <text:s text:c="2"/></text:span><text:span text:style-name="MT4"><text:print-date style:data-style-name="N106">August 02, 2006</text:print-date></text:span><text:span text:style-name="Page_20_Number"><text:span text:style-name="MT4"> <text:s text:c="2"/>Rev: </text:span></text:span><text:span text:style-name="MT4"><text:editing-cycles>408</text:editing-cycles></text:span></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Lexicon Interchange Format</dc:title>
    <dc:subject>A Description</dc:subject>
    <meta:initial-creator>Martin Hosken</meta:initial-creator>
    <meta:creation-date>2006-07-07T09:27:58</meta:creation-date>
    <dc:creator>Martin Hosken</dc:creator>
    <dc:date>2009-04-29T21:47:12</dc:date>
    <meta:printed-by>Martin Hosken</meta:printed-by>
    <meta:print-date>2006-08-02T10:34:15</meta:print-date>
    <meta:editing-cycles>408</meta:editing-cycles>
    <meta:editing-duration>PT400H04M39S</meta:editing-duration>
    <meta:document-statistic meta:table-count="8" meta:image-count="4" meta:object-count="0" meta:page-count="34" meta:paragraph-count="864" meta:word-count="10519" meta:character-count="67317"/>
    <meta:user-defined meta:name="Info 1"/>
    <meta:user-defined meta:name="Info 2"/>
    <meta:user-defined meta:name="Info 3"/>
    <meta:user-defined meta:name="Info 4"/>
    <meta:template xlink:type="simple" xlink:actuate="onRequest" xlink:title="NRSI_StandardA4" xlink:href="../../../.openoffice.org2/user/template/NRSI_StandardA4.ott" meta:date="2006-07-07T09:27:58"/>
  </office:meta>
</office:document-meta>
</file>